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Noter</text:p>
      <text:p text:style-name="Standard"/>
      <text:p text:style-name="Standard"/>
      <text:p text:style-name="Standard">Control klassen har ansvaret for at alle metoderne der bliver kaldt i gui. Det er gjort så man nemmere kan udskifte klasser så som (ReadFile og WriteFile) og det gør også at vores OO design er et low coupling design. Vi byttede GUI med Sebastians gruppe, og det lykkedes smertefrit. Da vi kørte J-unit-testen, var der ingen fejl. Vores projekt er High Cohesion da vi har gjort os umage for at klasser, metoder og reference variabler giver mening i forhold til hvad deres formål er i programmet. Vi har sørget for at vores GUI er lige til og uden unødvendigt materiale. Dog har vi en seperat knap for at gemme i ArrayListen og for at gemme i tekstfil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6M</meta:editing-duration>
    <meta:editing-cycles>3</meta:editing-cycles>
    <meta:generator>OpenOffice.org/3.4.1$Win32 OpenOffice.org_project/341m1$Build-9593</meta:generator>
    <dc:date>2013-11-06T17:44:25.49</dc:date>
    <meta:document-statistic meta:table-count="0" meta:image-count="0" meta:object-count="0" meta:page-count="1" meta:paragraph-count="2" meta:word-count="119" meta:character-count="658"/>
    <meta:user-defined meta:name="Info 1"/>
    <meta:user-defined meta:name="Info 2"/>
    <meta:user-defined meta:name="Info 3"/>
    <meta:user-defined meta:name="Info 4"/>
  </office:meta>
</office:document-meta>
</file>